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4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heads_20_5" draw:marker-end-width="0.3cm" draw:fill="none" draw:textarea-vertical-align="middle"/>
    </style:style>
    <style:style style:name="gr3" style:family="graphic" style:parent-style-name="objectwithoutfill">
      <style:graphic-properties draw:stroke="solid" svg:stroke-color="#000000" draw:marker-start="" draw:marker-end="" draw:fill="none" draw:textarea-vertical-align="middle"/>
    </style:style>
    <style:style style:name="gr4" style:family="graphic" style:parent-style-name="objectwithoutfill">
      <style:graphic-properties svg:stroke-color="#000000" draw:marker-start="" draw:marker-end="" draw:fill="none" draw:textarea-vertical-align="middle"/>
    </style:style>
    <style:style style:name="gr5" style:family="graphic" style:parent-style-name="objectwithoutfill">
      <style:graphic-properties svg:stroke-color="#000000" draw:marker-start="" draw:marker-end="Arrowheads_20_6" draw:marker-end-width="0.3cm" draw:fill="none" draw:textarea-vertical-align="middle"/>
    </style:style>
    <style:style style:name="gr6" style:family="graphic" style:parent-style-name="standard">
      <style:graphic-properties svg:stroke-width="0cm" svg:stroke-color="#ff0000" draw:marker-start="Arrowheads_20_10" draw:marker-start-width="0.3cm" draw:marker-end="Arrowheads_20_10" draw:marker-end-width="0.3cm" draw:textarea-vertical-align="middle"/>
    </style:style>
    <style:style style:name="gr7" style:family="graphic" style:parent-style-name="standard">
      <style:graphic-properties svg:stroke-color="#2a6099" draw:marker-start="Arrowheads_20_9" draw:marker-start-width="0.3cm" draw:marker-end="Arrowheads_20_9" draw:marker-end-width="0.3cm" draw:textarea-vertical-align="middle"/>
    </style:style>
    <style:style style:name="gr8" style:family="graphic" style:parent-style-name="standard">
      <style:graphic-properties svg:stroke-color="#000000" draw:marker-start="Arrowheads_20_9" draw:marker-start-width="0.3cm" draw:marker-end="Arrowheads_20_9" draw:marker-end-width="0.3cm" draw:textarea-vertical-align="middle"/>
    </style:style>
    <style:style style:name="gr9" style:family="graphic" style:parent-style-name="standard">
      <style:graphic-properties draw:stroke="none" svg:stroke-color="#000000" draw:marker-start="" draw:marker-end="Arrow_20_short" draw:fill="none" draw:fill-color="#ffffff" fo:min-height="0.676cm"/>
      <style:paragraph-properties style:writing-mode="lr-tb"/>
    </style:style>
    <style:style style:name="gr10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svg:stroke-color="#ffffff" draw:marker-start="" draw:marker-end="" draw:fill="none" draw:fill-color="#b2b2b2" draw:textarea-vertical-align="middle"/>
    </style:style>
    <style:style style:name="gr12" style:family="graphic" style:parent-style-name="standard">
      <style:graphic-properties svg:stroke-color="#000000" draw:marker-start="" draw:marker-end="Arrow_20_short" draw:fill-color="#b2b2b2" draw:textarea-vertical-align="middle"/>
    </style:style>
    <style:style style:name="gr13" style:family="graphic" style:parent-style-name="standard">
      <style:graphic-properties svg:stroke-color="#ffffff" draw:marker-start="" draw:marker-end="Arrow_20_short" draw:fill-color="#ffffff" draw:textarea-vertical-align="middle"/>
    </style:style>
    <style:style style:name="gr14" style:family="graphic" style:parent-style-name="objectwithoutfill">
      <style:graphic-properties svg:stroke-color="#ff0000" draw:marker-start="Dimension_20_Lines" draw:marker-end="Dimension_20_Lines" draw:fill="none" draw:fill-color="#b2b2b2" draw:textarea-vertical-align="middle"/>
    </style:style>
    <style:style style:name="gr15" style:family="graphic" style:parent-style-name="objectwithoutfill">
      <style:graphic-properties svg:stroke-color="#2a6099" draw:marker-start="Dimension_20_Lines" draw:marker-end="Dimension_20_Lines" draw:fill="none" draw:fill-color="#b2b2b2" draw:textarea-vertical-align="middle"/>
    </style:style>
    <style:style style:name="gr16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17" style:family="graphic" style:parent-style-name="objectwithoutfill">
      <style:graphic-properties svg:stroke-color="#ff0000" draw:marker-start="" draw:marker-end="" draw:fill="none" draw:fill-color="#b2b2b2" draw:textarea-vertical-align="middle"/>
    </style:style>
    <style:style style:name="gr18" style:family="graphic" style:parent-style-name="objectwithoutfill">
      <style:graphic-properties svg:stroke-color="#2a6099" draw:marker-start="" draw:marker-end="" draw:fill="none" draw:fill-color="#b2b2b2" draw:textarea-vertical-align="middle"/>
    </style:style>
    <style:style style:name="gr19" style:family="graphic" style:parent-style-name="objectwithoutfill">
      <style:graphic-properties svg:stroke-color="#2a6099" draw:marker-start="" draw:marker-end="Arrowheads_20_11" draw:marker-end-width="0.3cm" draw:fill="none" draw:fill-color="#b2b2b2" draw:textarea-vertical-align="middle"/>
    </style:style>
    <style:style style:name="gr20" style:family="graphic" style:parent-style-name="standard">
      <style:graphic-properties draw:stroke="none" svg:stroke-color="#000000" draw:marker-start="" draw:marker-end="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marker-start="" draw:marker-end="" draw:fill="none" draw:fill-color="#ffffff" fo:min-height="4.267cm"/>
      <style:paragraph-properties style:writing-mode="lr-tb"/>
    </style:style>
    <style:style style:name="gr22" style:family="graphic" style:parent-style-name="standard">
      <style:graphic-properties draw:stroke="none" svg:stroke-color="#000000" draw:marker-start="" draw:marker-end="" draw:fill="none" draw:fill-color="#ffffff" fo:min-height="1.9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0000" loext:opacity="100%" fo:font-size="13pt" style:font-size-asian="13pt" style:font-size-complex="13pt"/>
    </style:style>
    <style:style style:name="P4" style:family="paragraph">
      <loext:graphic-properties draw:fill="none" draw:fill-color="#ffffff"/>
      <style:text-properties fo:color="#ff0000" loext:opacity="100%" fo:font-size="13pt" style:font-size-asian="13pt" style:font-size-complex="13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text-properties fo:color="#2a6099" loext:opacity="100%" fo:font-size="13pt" style:font-size-asian="13pt" style:font-size-complex="13pt"/>
    </style:style>
    <style:style style:name="P8" style:family="paragraph">
      <loext:graphic-properties draw:fill="none" draw:fill-color="#ffffff"/>
      <style:text-properties fo:color="#2a6099" loext:opacity="100%" fo:font-size="13pt" style:font-size-asian="13pt" style:font-size-complex="13pt"/>
    </style:style>
    <style:style style:name="P9" style:family="paragraph">
      <loext:graphic-properties draw:fill="none" draw:fill-color="#b2b2b2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color="#000000" loext:opacity="100%" fo:font-size="13pt" style:font-size-asian="13pt" style:font-size-complex="13pt"/>
    </style:style>
    <style:style style:name="P13" style:family="paragraph">
      <loext:graphic-properties draw:fill="none" draw:fill-color="#ffffff"/>
      <style:text-properties fo:color="#000000" loext:opacity="100%" fo:font-size="13pt" style:font-size-asian="13pt" style:font-size-complex="13pt"/>
    </style:style>
    <style:style style:name="T1" style:family="text">
      <style:text-properties fo:color="#ff0000" loext:opacity="100%" style:font-name="Liberation Sans" fo:font-size="13pt" style:font-name-asian="Liberation Sans" style:font-size-asian="13pt" style:font-name-complex="Liberation Sans" style:font-size-complex="13pt"/>
    </style:style>
    <style:style style:name="T2" style:family="text">
      <style:text-properties fo:color="#ff0000" loext:opacity="100%" style:font-name="Liberation Sans1" fo:font-size="13pt" style:font-name-asian="Liberation Sans" style:font-size-asian="13pt" style:font-name-complex="Liberation Sans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2a6099" loext:opacity="100%" fo:font-size="13pt" style:font-size-asian="13pt" style:font-size-complex="13pt"/>
    </style:style>
    <style:style style:name="T5" style:family="text">
      <style:text-properties fo:color="#2a6099" loext:opacity="100%" style:font-name="Liberation Sans" fo:font-size="13pt" style:font-name-asian="Liberation Sans" style:font-size-asian="13pt" style:font-name-complex="Liberation Sans" style:font-size-complex="13pt"/>
    </style:style>
    <style:style style:name="T6" style:family="text">
      <style:text-properties fo:color="#000000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99cm" svg:y1="12.43cm" svg:x2="2.999cm" svg:y2="2.376cm">
          <text:p/>
        </draw:line>
        <draw:line draw:style-name="gr2" draw:text-style-name="P1" draw:layer="layout" svg:x1="2.999cm" svg:y1="12.401cm" svg:x2="19.191cm" svg:y2="12.401cm">
          <text:p/>
        </draw:line>
        <draw:path draw:style-name="gr3" draw:text-style-name="P1" draw:layer="layout" svg:width="13.144cm" svg:height="3.16cm" draw:transform="rotate (-0.0863937979737193) translate (4.47323377535695cm 2.26578372545675cm)" svg:viewBox="0 0 13145 3161" svg:d="M0 1138c7704 5140 13145-1138 13145-1138">
          <text:p/>
        </draw:path>
        <draw:path draw:style-name="gr4" draw:text-style-name="P1" draw:layer="layout" svg:width="3.652cm" svg:height="13.304cm" draw:transform="rotate (-1.4456562194269) translate (17.5636233170031cm 1.71016267841581cm)" svg:viewBox="0 0 3653 13305" svg:d="M0 13282c757 72-534-48 314-74 199-6 411-227 362-449-123-556 414 287 42-339-146-247 529-215 743-458 253-288-387-181 118-480 268-159 441-206 404-483-44-320 230-433 330-663 88-203 202-400 268-614 63-207 52-505 357-565 447-88-323-226 195-490 284-144 26-366-2-743-27-375 176-643 296-991 87-251 22-502 174-778 110-200 15-453-9-687-24-235-645-890-276-530 505 492-215-283 107-539 393-313 221-356-52-807-448-738 536-334-51-501-888-252 211-191-471-650-330-222-452-55-233-562 111-257-98-437-290-723-201-300-534-137-504-539l17-284-14-193-59-140">
          <text:p/>
        </draw:path>
        <draw:line draw:style-name="gr5" draw:text-style-name="P1" draw:layer="layout" svg:x1="4.677cm" svg:y1="12.401cm" svg:x2="4.677cm" svg:y2="5.174cm">
          <text:p/>
        </draw:line>
        <draw:line draw:style-name="gr6" draw:text-style-name="P2" draw:layer="layout" svg:x1="4.677cm" svg:y1="5.172cm" svg:x2="4.678cm" svg:y2="2.109cm">
          <text:p/>
        </draw:line>
        <draw:path draw:style-name="gr3" draw:text-style-name="P1" draw:layer="layout" svg:width="13.144cm" svg:height="3.16cm" draw:transform="rotate (-0.0863937979737193) translate (4.52223377535695cm 5.29778372545675cm)" svg:viewBox="0 0 13145 3161" svg:d="M0 1138c7704 5140 13145-1138 13145-1138">
          <text:p/>
        </draw:path>
        <draw:line draw:style-name="gr5" draw:text-style-name="P1" draw:layer="layout" svg:x1="5.01cm" svg:y1="12.392cm" svg:x2="5.01cm" svg:y2="6.881cm">
          <text:p/>
        </draw:line>
        <draw:line draw:style-name="gr7" draw:text-style-name="P2" draw:layer="layout" svg:x1="5.01cm" svg:y1="6.879cm" svg:x2="5.01cm" svg:y2="5.132cm">
          <text:p/>
        </draw:line>
        <draw:line draw:style-name="gr8" draw:text-style-name="P2" draw:layer="layout" svg:x1="4.349cm" svg:y1="5.17cm" svg:x2="4.349cm" svg:y2="3.636cm">
          <text:p/>
        </draw:line>
        <draw:frame draw:style-name="gr9" draw:text-style-name="P4" draw:layer="layout" svg:width="2.155cm" svg:height="0.926cm" svg:x="4.932cm" svg:y="2.044cm">
          <draw:text-box>
            <text:p text:style-name="P3"><text:span text:style-name="T1">±</text:span><text:span text:style-name="T2">300m</text:span></text:p>
          </draw:text-box>
        </draw:frame>
        <draw:frame draw:style-name="gr10" draw:text-style-name="P6" draw:layer="layout" svg:width="3.169cm" svg:height="1.275cm" svg:x="1.155cm" svg:y="8.635cm">
          <draw:text-box>
            <text:p text:style-name="P5"><text:span text:style-name="T3"><text:s/></text:span><text:span text:style-name="T3">Grueso del </text:span></text:p>
            <text:p text:style-name="P5"><text:span text:style-name="T3">pseudorango</text:span></text:p>
          </draw:text-box>
        </draw:frame>
        <draw:frame draw:style-name="gr10" draw:text-style-name="P8" draw:layer="layout" svg:width="3.956cm" svg:height="1.275cm" svg:x="4.878cm" svg:y="5.694cm">
          <draw:text-box>
            <text:p text:style-name="P7"><text:span text:style-name="T4"><text:s/></text:span><text:span text:style-name="T4">Parte fina de la </text:span></text:p>
            <text:p text:style-name="P7"><text:span text:style-name="T4">medición de fase</text:span></text:p>
          </draw:text-box>
        </draw:frame>
        <draw:line draw:style-name="gr11" draw:text-style-name="P9" draw:layer="layout" svg:x1="5.98cm" svg:y1="5.76cm" svg:x2="6.523cm" svg:y2="5.95cm">
          <text:p/>
        </draw:line>
        <draw:polygon draw:style-name="gr12" draw:text-style-name="P10" draw:layer="layout" svg:width="1.881cm" svg:height="2.983cm" svg:x="6.203cm" svg:y="2.841cm" svg:viewBox="0 0 1882 2984" draw:points="0,2984 1323,0 1882,1382">
          <text:p/>
        </draw:polygon>
        <draw:path draw:style-name="gr13" draw:text-style-name="P11" draw:layer="layout" svg:width="0.562cm" svg:height="1.388cm" svg:x="7.529cm" svg:y="2.836cm" svg:viewBox="0 0 563 1389" svg:d="M2 0c-46 1076 561 1389 561 1389z">
          <text:p/>
        </draw:path>
        <draw:line draw:style-name="gr14" draw:text-style-name="P9" draw:layer="layout" svg:x1="8.459cm" svg:y1="2.682cm" svg:x2="8.459cm" svg:y2="2.184cm">
          <text:p/>
        </draw:line>
        <draw:line draw:style-name="gr14" draw:text-style-name="P9" draw:layer="layout" svg:x1="8.457cm" svg:y1="4.09cm" svg:x2="8.457cm" svg:y2="3.592cm">
          <text:p/>
        </draw:line>
        <draw:line draw:style-name="gr14" draw:text-style-name="P9" draw:layer="layout" svg:x1="8.457cm" svg:y1="4.552cm" svg:x2="8.457cm" svg:y2="4.054cm">
          <text:p/>
        </draw:line>
        <draw:line draw:style-name="gr14" draw:text-style-name="P9" draw:layer="layout" svg:x1="8.457cm" svg:y1="5.014cm" svg:x2="8.457cm" svg:y2="4.516cm">
          <text:p/>
        </draw:line>
        <draw:line draw:style-name="gr14" draw:text-style-name="P9" draw:layer="layout" svg:x1="8.457cm" svg:y1="3.621cm" svg:x2="8.457cm" svg:y2="3.123cm">
          <text:p/>
        </draw:line>
        <draw:line draw:style-name="gr14" draw:text-style-name="P9" draw:layer="layout" svg:x1="8.458cm" svg:y1="3.151cm" svg:x2="8.458cm" svg:y2="2.653cm">
          <text:p/>
        </draw:line>
        <draw:line draw:style-name="gr15" draw:text-style-name="P9" draw:layer="layout" svg:x1="8.459cm" svg:y1="2.211cm" svg:x2="8.459cm" svg:y2="1.951cm">
          <text:p/>
        </draw:line>
        <draw:frame draw:style-name="gr16" draw:text-style-name="P4" draw:layer="layout" svg:width="1.267cm" svg:height="1.275cm" svg:x="9.004cm" svg:y="3.217cm">
          <draw:text-box>
            <text:p text:style-name="P3"><text:span text:style-name="T1">Nλ</text:span></text:p>
          </draw:text-box>
        </draw:frame>
        <draw:path draw:style-name="gr17" draw:text-style-name="P9" draw:layer="layout" svg:width="0.326cm" svg:height="1.309cm" draw:transform="rotate (0.0307177948351002) translate (8.557cm 2.193cm)" svg:viewBox="0 0 327 1310" svg:d="M0 0c391 0 323 1310 323 1310">
          <text:p/>
        </draw:path>
        <draw:path draw:style-name="gr17" draw:text-style-name="P9" draw:layer="layout" svg:width="0.13cm" svg:height="0.272cm" draw:transform="rotate (-1.5707963267949) translate (9.193cm 3.493cm)" svg:viewBox="0 0 131 273" svg:d="M0 273c146 0 131-273 131-273l-2 2">
          <text:p/>
        </draw:path>
        <draw:path draw:style-name="gr17" draw:text-style-name="P9" draw:layer="layout" svg:width="0.273cm" svg:height="1.099cm" draw:transform="rotate (3.13024801345183) translate (9.18152047762186cm 4.72398967324655cm)" svg:viewBox="0 0 274 1100" svg:d="M0 1100c265 0 274-158 274-158l-10-942">
          <text:p/>
        </draw:path>
        <draw:path draw:style-name="gr17" draw:text-style-name="P9" draw:layer="layout" svg:width="0.292cm" svg:height="0.353cm" draw:transform="rotate (-1.59086761319283) translate (8.918cm 4.719cm)" svg:viewBox="0 0 293 354" svg:d="M0 0c199 0 293 354 293 354v-10">
          <text:p/>
        </draw:path>
        <draw:path draw:style-name="gr18" draw:text-style-name="P9" draw:layer="layout" svg:width="0.05cm" svg:height="0.089cm" draw:transform="rotate (-0.0204203522483344) translate (8.55800000111205cm 1.96299994554968cm)" svg:viewBox="0 0 51 90" svg:d="M0 0c53 0 50 32 50 32l1 58">
          <text:p/>
        </draw:path>
        <draw:path draw:style-name="gr18" draw:text-style-name="P9" draw:layer="layout" svg:width="0.075cm" svg:height="0.014cm" draw:transform="skewX (0.756774763664741) rotate (-0.276285620590703) translate (8.61491744170994cm 2.04527838439204cm)" svg:viewBox="0 0 76 15" svg:d="M0 7c26 21 76-7 76-7">
          <text:p/>
        </draw:path>
        <draw:path draw:style-name="gr18" draw:text-style-name="P9" draw:layer="layout" svg:width="0.103cm" svg:height="0.085cm" draw:transform="skewX (-0.236841179495631) rotate (-3.12937534882583) translate (8.71282059360251cm 2.15326239325236cm)" svg:viewBox="0 0 104 86" svg:d="M0 86c82 0 85-11 85-11l19-75">
          <text:p/>
        </draw:path>
        <draw:path draw:style-name="gr18" draw:text-style-name="P9" draw:layer="layout" svg:width="0.04cm" svg:height="0.048cm" draw:transform="rotate (-1.5707963267949) translate (8.609cm 2.152cm)" svg:viewBox="0 0 41 49" svg:d="M0 0c47 0 41 49 41 49">
          <text:p/>
        </draw:path>
        <draw:frame draw:style-name="gr16" draw:text-style-name="P8" draw:layer="layout" svg:width="4.037cm" svg:height="1.275cm" svg:x="8.883cm" svg:y="1.681cm">
          <draw:text-box>
            <text:p text:style-name="P7"><text:span text:style-name="T5">Fλ </text:span></text:p>
          </draw:text-box>
        </draw:frame>
        <draw:line draw:style-name="gr19" draw:text-style-name="P9" draw:layer="layout" svg:x1="9.745cm" svg:y1="2.055cm" svg:x2="10.517cm" svg:y2="2.055cm">
          <text:p/>
        </draw:line>
        <draw:frame draw:style-name="gr20" draw:text-style-name="P8" draw:layer="layout" svg:width="7.516cm" svg:height="2.384cm" svg:x="10.467cm" svg:y="1.401cm">
          <draw:text-box>
            <text:p text:style-name="P7"><text:span text:style-name="T4">Fino de la medición </text:span></text:p>
            <text:p text:style-name="P7"><text:span text:style-name="T4"><text:s text:c="3"/></text:span><text:span text:style-name="T4">de fase alineada</text:span></text:p>
          </draw:text-box>
        </draw:frame>
        <draw:frame draw:style-name="gr10" draw:text-style-name="P13" draw:layer="layout" svg:width="3.296cm" svg:height="1.275cm" svg:x="1cm" svg:y="3.71cm">
          <draw:text-box>
            <text:p text:style-name="P12"><text:span text:style-name="T6"><text:s text:c="4"/></text:span><text:span text:style-name="T6">Fino del </text:span></text:p>
            <text:p text:style-name="P12"><text:span text:style-name="T6"><text:s/></text:span><text:span text:style-name="T6">pseudorango</text:span></text:p>
          </draw:text-box>
        </draw:frame>
        <draw:frame draw:style-name="gr21" draw:text-style-name="P6" draw:layer="layout" svg:width="4.869cm" svg:height="4.517cm" svg:x="15.927cm" svg:y="4.736cm">
          <draw:text-box>
            <text:p text:style-name="P5"><text:span text:style-name="T3">Medición de fase </text:span></text:p>
            <text:p text:style-name="P5"><text:span text:style-name="T3"><text:s text:c="3"/></text:span><text:span text:style-name="T3">de portadora</text:span></text:p>
          </draw:text-box>
        </draw:frame>
        <draw:frame draw:style-name="gr21" draw:text-style-name="P6" draw:layer="layout" svg:width="4.869cm" svg:height="4.517cm" svg:x="16.131cm" svg:y="1.773cm">
          <draw:text-box>
            <text:p text:style-name="P5"><text:span text:style-name="T3"><text:s/></text:span><text:span text:style-name="T3">Medición de</text:span></text:p>
            <text:p text:style-name="P5"><text:span text:style-name="T3">pseudorango</text:span></text:p>
          </draw:text-box>
        </draw:frame>
        <draw:frame draw:style-name="gr22" draw:text-style-name="P6" draw:layer="layout" svg:width="3.105cm" svg:height="2.188cm" svg:x="1cm" svg:y="1cm">
          <draw:text-box>
            <text:p text:style-name="P5"><text:span text:style-name="T3"><text:s text:c="2"/></text:span><text:span text:style-name="T3">Rango completo</text:span></text:p>
          </draw:text-box>
        </draw:frame>
        <draw:frame draw:style-name="gr22" draw:text-style-name="P6" draw:layer="layout" svg:width="5.225cm" svg:height="2.188cm" svg:x="15.775cm" svg:y="10.795cm">
          <draw:text-box>
            <text:p text:style-name="P5"><text:span text:style-name="T3">Tiempo del satélite </text:span></text:p>
            <text:p text:style-name="P5"><text:span text:style-name="T3"><text:s text:c="9"/></text:span><text:span text:style-name="T3">en vis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0" draw:display-name="Arrowheads 10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836 110" svg:d="M0 0h278 278 280v36 36 38h-278-278-280v-36-3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13:39:05.076000000</meta:creation-date>
    <dc:date>2022-10-27T15:03:27.275000000</dc:date>
    <meta:editing-duration>PT9M1S</meta:editing-duration>
    <meta:editing-cycles>1</meta:editing-cycles>
    <meta:document-statistic meta:object-count="40"/>
    <meta:generator>LibreOffice/7.2.0.4$Windows_X86_64 LibreOffice_project/9a9c6381e3f7a62afc1329bd359cc48accb6435b</meta:generator>
  </office:meta>
</office:document-meta>
</file>